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c47925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c47925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c47925" draw:marker-start-width="0.215cm" draw:marker-start-center="false" draw:marker-end-width="0.215cm" draw:marker-end-center="false" draw:fill="none" draw:fill-color="#ffffff" draw:textarea-horizontal-align="left" draw:auto-grow-height="true" draw:auto-grow-width="true" fo:min-height="0.227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c47925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4792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c47925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578cm" svg:y1="14.383cm" svg:x2="11.516cm" svg:y2="15.755cm">
            <text:p/>
          </draw:line>
          <draw:line draw:style-name="gr1" draw:text-style-name="P1" draw:layer="layout" svg:x1="10.15cm" svg:y1="15.696cm" svg:x2="11.515cm" svg:y2="15.756cm">
            <text:p/>
          </draw:line>
          <draw:line draw:style-name="gr1" draw:text-style-name="P1" draw:layer="layout" svg:x1="10.15cm" svg:y1="15.695cm" svg:x2="11.577cm" svg:y2="14.383cm">
            <text:p/>
          </draw:line>
          <draw:rect draw:style-name="gr2" draw:text-style-name="P2" draw:layer="layout" svg:width="0.279cm" svg:height="0.274cm" draw:transform="skewX (0.00733038285837618) rotate (1.53292268202662) translate (11.246cm 15.743cm)">
            <text:p/>
          </draw:rect>
          <draw:frame draw:style-name="gr3" draw:text-style-name="P4" draw:layer="layout" svg:width="0.718cm" svg:height="0.624cm" svg:x="11.632cm" svg:y="15.66cm">
            <draw:text-box>
              <text:p text:style-name="P3"><text:span text:style-name="T1">X</text:span></text:p>
            </draw:text-box>
          </draw:frame>
          <draw:frame draw:style-name="gr3" draw:text-style-name="P4" draw:layer="layout" svg:width="0.697cm" svg:height="0.624cm" svg:x="11.493cm" svg:y="13.99cm">
            <draw:text-box>
              <text:p text:style-name="P3"><text:span text:style-name="T1">Y</text:span></text:p>
            </draw:text-box>
          </draw:frame>
          <draw:frame draw:style-name="gr3" draw:text-style-name="P4" draw:layer="layout" svg:width="0.718cm" svg:height="0.624cm" svg:x="9.803cm" svg:y="15.54cm">
            <draw:text-box>
              <text:p text:style-name="P3"><text:span text:style-name="T1">Z</text:span></text:p>
            </draw:text-box>
          </draw:frame>
          <draw:ellipse draw:style-name="gr4" draw:text-style-name="P5" draw:layer="layout" svg:width="0.193cm" svg:height="0.191cm" svg:x="10.683cm" svg:y="15.637cm">
            <text:p/>
          </draw:ellipse>
          <draw:circle draw:style-name="gr4" draw:text-style-name="P5" draw:layer="layout" svg:width="0.191cm" svg:height="0.191cm" svg:x="11.463cm" svg:y="14.89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44:22.757142347</meta:creation-date>
    <dc:date>2018-02-26T12:44:41.773655530</dc:date>
    <meta:editing-duration>PT19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